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2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58cm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1.528cm" fo:min-width="3.183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9.275cm" fo:min-width="2.1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238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1.528cm" fo:min-width="3.183cm"/>
    </style:style>
    <style:style style:name="gr9" style:family="graphic" style:parent-style-name="standard">
      <style:graphic-properties draw:fill-color="#faa61a" draw:textarea-horizontal-align="justify" draw:textarea-vertical-align="middle" draw:auto-grow-height="false" fo:min-height="1.528cm" fo:min-width="3.183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.528cm" fo:min-width="3.1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</style:style>
    <style:style style:name="gr12" style:family="graphic" style:parent-style-name="standard">
      <style:graphic-properties draw:fill-color="#111111" draw:textarea-horizontal-align="justify" draw:textarea-vertical-align="middle" draw:auto-grow-height="false" fo:min-height="0.512cm" fo:min-width="1.39cm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text-properties fo:background-color="#dfcce4"/>
    </style:style>
    <style:style style:name="P2" style:family="paragraph">
      <loext:graphic-properties draw:fill="none" draw:fill-color="#ffffff"/>
      <style:text-properties fo:font-size="24pt" fo:font-weight="bold" fo:background-color="#dfcce4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-color="#faa61a"/>
      <style:paragraph-properties fo:text-align="center"/>
    </style:style>
    <style:style style:name="P6" style:family="paragraph">
      <loext:graphic-properties draw:fill="none" draw:fill-color="#ffffff"/>
      <style:text-properties fo:font-size="60pt" fo:font-weight="bold" style:font-size-asian="60pt" style:font-size-complex="60pt"/>
    </style:style>
    <style:style style:name="P7" style:family="paragraph">
      <loext:graphic-properties draw:fill-color="#f58220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 draw:fill-color="#ffffff"/>
      <style:text-properties fo:font-size="24pt" fo:font-weight="bold" fo:background-color="#fcd4d1" style:font-size-asian="24pt" style:font-size-complex="24pt"/>
    </style:style>
    <style:style style:name="P10" style:family="paragraph">
      <loext:graphic-properties draw:fill-color="#111111"/>
      <style:paragraph-properties fo:text-align="center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fo:font-weight="bold"/>
    </style:style>
    <style:style style:name="T1" style:family="text">
      <style:text-properties fo:font-size="24pt" fo:font-weight="bold" fo:background-color="#dfcce4" style:font-size-asian="24pt" style:font-size-complex="24pt"/>
    </style:style>
    <style:style style:name="T2" style:family="text">
      <style:text-properties fo:font-size="60pt" fo:font-weight="bold" style:font-size-asian="60pt" style:font-size-complex="60pt"/>
    </style:style>
    <style:style style:name="T3" style:family="text">
      <style:text-properties fo:font-size="24pt" fo:font-weight="bold" fo:background-color="#fcd4d1" style:font-size-asian="24pt" style:font-size-complex="24pt"/>
    </style:style>
    <style:style style:name="T4" style:family="text">
      <style:text-properties fo:background-color="#f58220"/>
    </style:style>
    <style:style style:name="T5" style:family="text">
      <style:text-properties fo:background-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739cm" svg:height="1.195cm" svg:x="1.478cm" svg:y="4.302cm">
          <draw:text-box>
            <text:p text:style-name="P1"><text:span text:style-name="T1">I</text:span></text:p>
          </draw:text-box>
        </draw:frame>
        <draw:frame draw:style-name="gr2" draw:text-style-name="P2" draw:layer="layout" svg:width="1.725cm" svg:height="1.195cm" svg:x="1.224cm" svg:y="6.715cm">
          <draw:text-box>
            <text:p text:style-name="P1"><text:span text:style-name="T1">am</text:span></text:p>
          </draw:text-box>
        </draw:frame>
        <draw:frame draw:style-name="gr3" draw:text-style-name="P2" draw:layer="layout" svg:width="0.889cm" svg:height="1.195cm" svg:x="1.351cm" svg:y="9.282cm">
          <draw:text-box>
            <text:p text:style-name="P1"><text:span text:style-name="T1">a</text:span></text:p>
          </draw:text-box>
        </draw:frame>
        <draw:frame draw:style-name="gr4" draw:text-style-name="P2" draw:layer="layout" svg:width="3.558cm" svg:height="1.195cm" svg:x="1.095cm" svg:y="11.824cm">
          <draw:text-box>
            <text:p text:style-name="P1"><text:span text:style-name="T1">student</text:span></text:p>
          </draw:text-box>
        </draw:frame>
        <draw:custom-shape draw:style-name="gr5" draw:text-style-name="P4" draw:layer="layout" svg:width="3.683cm" svg:height="1.778cm" svg:x="4.807cm" svg:y="4.048cm">
          <text:p text:style-name="P3">hidden</text:p>
          <text:p text:style-name="P3">state 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83cm" svg:height="1.778cm" svg:x="4.834cm" svg:y="6.348cm">
          <text:p text:style-name="P3">hidden</text:p>
          <text:p text:style-name="P3">state 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83cm" svg:height="1.778cm" svg:x="4.78cm" svg:y="9.028cm">
          <text:p text:style-name="P3">hidden</text:p>
          <text:p text:style-name="P3">state 3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83cm" svg:height="1.778cm" svg:x="4.78cm" svg:y="11.528cm">
          <text:p text:style-name="P3">hidden</text:p>
          <text:p text:style-name="P3">state 4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667cm" svg:height="9.525cm" svg:x="11.13cm" svg:y="4.048cm">
          <text:p text:style-name="P3">Weights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738cm" svg:height="2.618cm" svg:x="9.08cm" svg:y="7.404cm">
          <draw:text-box>
            <text:p><text:span text:style-name="T2">+</text:span></text:p>
          </draw:text-box>
        </draw:frame>
        <draw:custom-shape draw:style-name="gr8" draw:text-style-name="P7" draw:layer="layout" svg:width="3.683cm" svg:height="1.778cm" svg:x="17.507cm" svg:y="4.048cm">
          <text:p text:style-name="P3">hidden</text:p>
          <text:p text:style-name="P3">state 1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683cm" svg:height="1.778cm" svg:x="17.534cm" svg:y="6.348cm">
          <text:p text:style-name="P3">hidden</text:p>
          <text:p text:style-name="P3">state 2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683cm" svg:height="1.778cm" svg:x="17.383cm" svg:y="9.001cm">
          <text:p text:style-name="P3">hidden</text:p>
          <text:p text:style-name="P3">state 3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683cm" svg:height="1.778cm" svg:x="17.48cm" svg:y="11.528cm">
          <text:p text:style-name="P3">hidden</text:p>
          <text:p text:style-name="P3">state 4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683cm" svg:height="1.778cm" svg:x="22.307cm" svg:y="4.048cm">
          <text:p text:style-name="P3">hidden</text:p>
          <text:p text:style-name="P3">state 1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683cm" svg:height="1.778cm" svg:x="22.334cm" svg:y="6.348cm">
          <text:p text:style-name="P3">hidden</text:p>
          <text:p text:style-name="P3">state 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83cm" svg:height="1.778cm" svg:x="22.28cm" svg:y="9.028cm">
          <text:p text:style-name="P3">hidden</text:p>
          <text:p text:style-name="P3">state 3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683cm" svg:height="1.778cm" svg:x="22.28cm" svg:y="11.528cm">
          <text:p text:style-name="P3">hidden</text:p>
          <text:p text:style-name="P3">state 4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361cm" svg:height="1.233cm" svg:x="18.335cm" svg:y="2.18cm">
          <draw:text-box>
            <text:p><text:span text:style-name="T3">Soy</text:span></text:p>
          </draw:text-box>
        </draw:frame>
        <draw:frame draw:style-name="gr3" draw:text-style-name="P9" draw:layer="layout" svg:width="5.207cm" svg:height="1.195cm" svg:x="27.116cm" svg:y="2.218cm">
          <draw:text-box>
            <text:p><text:span text:style-name="T3">estudi</text:span><text:span text:style-name="T3">ante</text:span></text:p>
          </draw:text-box>
        </draw:frame>
        <draw:frame draw:style-name="gr11" draw:text-style-name="P9" draw:layer="layout" svg:width="2.361cm" svg:height="1.233cm" svg:x="22.936cm" svg:y="2.18cm">
          <draw:text-box>
            <text:p><text:span text:style-name="T3">u</text:span><text:span text:style-name="T3">n</text:span><text:span text:style-name="T3">a</text:span></text:p>
          </draw:text-box>
        </draw:frame>
        <draw:custom-shape draw:style-name="gr10" draw:text-style-name="P8" draw:layer="layout" svg:width="3.683cm" svg:height="1.778cm" svg:x="27.307cm" svg:y="4.048cm">
          <text:p text:style-name="P3">hidden</text:p>
          <text:p text:style-name="P3">state 1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683cm" svg:height="1.778cm" svg:x="27.334cm" svg:y="6.348cm">
          <text:p text:style-name="P3">hidden</text:p>
          <text:p text:style-name="P3">state 2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683cm" svg:height="1.778cm" svg:x="27.28cm" svg:y="9.028cm">
          <text:p text:style-name="P3">hidden</text:p>
          <text:p text:style-name="P3">state 3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83cm" svg:height="1.778cm" svg:x="27.28cm" svg:y="11.528cm">
          <text:p text:style-name="P3">hidden</text:p>
          <text:p text:style-name="P3">state 4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159cm" svg:height="1.524cm" svg:x="14.716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5.842cm" svg:height="1.673cm" svg:x="4.683cm" svg:y="15.224cm">
          <draw:text-box>
            <text:p text:style-name="P11">encoder hidden </text:p>
            <text:p text:style-name="P11">state</text:p>
          </draw:text-box>
        </draw:frame>
        <draw:frame draw:style-name="gr14" draw:text-style-name="P12" draw:layer="layout" svg:width="13.462cm" svg:height="2.384cm" svg:x="17.51cm" svg:y="14.97cm">
          <draw:text-box>
            <text:p text:style-name="P11">Decoder: weighted hidden state</text:p>
            <text:p text:style-name="P11"><text:span text:style-name="T4">O</text:span><text:span text:style-name="T4">r</text:span><text:span text:style-name="T4">a</text:span><text:span text:style-name="T4">n</text:span><text:span text:style-name="T4">g</text:span><text:span text:style-name="T4">e</text:span> <text:s/>indicates important weight</text:p>
            <text:p text:style-name="P11"><text:span text:style-name="T5">G</text:span><text:span text:style-name="T5">r</text:span><text:span text:style-name="T5">e</text:span><text:span text:style-name="T5">y</text:span> <text:s/>indicates not important weig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9.8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2T00:38:15.131590971</meta:creation-date>
    <dc:date>2020-10-02T01:12:28.290533705</dc:date>
    <meta:editing-duration>PT18M58S</meta:editing-duration>
    <meta:editing-cycles>13</meta:editing-cycles>
    <meta:generator>LibreOffice/6.0.7.3$Linux_X86_64 LibreOffice_project/00m0$Build-3</meta:generator>
    <meta:document-statistic meta:object-count="28"/>
  </office:meta>
</office:document-meta>
</file>